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229in" table:align="left"/>
    </style:style>
    <style:style style:name="Table1.A" style:family="table-column">
      <style:table-column-properties style:column-width="0.3729in"/>
    </style:style>
    <style:style style:name="Table1.B" style:family="table-column">
      <style:table-column-properties style:column-width="1.941in"/>
    </style:style>
    <style:style style:name="Table1.C" style:family="table-column">
      <style:table-column-properties style:column-width="2.3681in"/>
    </style:style>
    <style:style style:name="Table1.D" style:family="table-column">
      <style:table-column-properties style:column-width="4.4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text-underline-style="none" fo:font-weight="normal" officeooo:rsid="0020b30f" officeooo:paragraph-rsid="0020b30f" style:font-size-asian="10.5pt" style:font-weight-asian="normal" style:font-size-complex="12pt" style:font-weight-complex="normal"/>
    </style:style>
    <style:style style:name="P2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0b30f" officeooo:paragraph-rsid="0020b30f" style:font-size-asian="10.5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27220d" officeooo:paragraph-rsid="0027220d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29925" officeooo:paragraph-rsid="00229925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5a16f" officeooo:paragraph-rsid="0025a16f" style:font-size-asian="10.5pt" style:font-weight-asian="normal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5a16f" officeooo:paragraph-rsid="0025a16f" style:font-size-asian="10.5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7220d" officeooo:paragraph-rsid="0027220d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7220d" officeooo:paragraph-rsid="0027220d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7b181" officeooo:paragraph-rsid="0027b181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7b181" officeooo:paragraph-rsid="0027b181" style:font-size-asian="10.5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27b181" officeooo:paragraph-rsid="00294595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94595" officeooo:paragraph-rsid="00294595" style:font-size-asian="10.5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ad092" officeooo:paragraph-rsid="002ad092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0b30f" officeooo:paragraph-rsid="0020b30f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2e4207" officeooo:paragraph-rsid="002e420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2c09ad" officeooo:paragraph-rsid="002c09ad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375d26" officeooo:paragraph-rsid="00375d26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solid" style:text-underline-width="auto" style:text-underline-color="font-color" fo:font-weight="bold" officeooo:rsid="00380efd" officeooo:paragraph-rsid="00380efd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officeooo:rsid="003994e9" officeooo:paragraph-rsid="003994e9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bold" officeooo:rsid="003a9bee" officeooo:paragraph-rsid="003994e9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bold" officeooo:rsid="003c8374" officeooo:paragraph-rsid="003c8374" style:font-size-asian="10.5pt" style:font-weight-asian="bold" style:font-size-complex="12pt" style:font-weight-complex="bold"/>
    </style:style>
    <style:style style:name="P22" style:family="paragraph" style:parent-style-name="Standard" style:list-style-name="L2">
      <style:text-properties fo:font-size="12pt" style:text-underline-style="solid" style:text-underline-width="auto" style:text-underline-color="font-color" fo:font-weight="bold" officeooo:rsid="003c8374" officeooo:paragraph-rsid="003c8374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style:text-underline-style="solid" style:text-underline-width="auto" style:text-underline-color="font-color" fo:font-weight="bold" officeooo:rsid="003dccec" officeooo:paragraph-rsid="003dccec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style:text-underline-style="solid" style:text-underline-width="auto" style:text-underline-color="font-color" fo:font-weight="bold" officeooo:rsid="003fde6d" officeooo:paragraph-rsid="003fde6d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style:text-underline-style="solid" style:text-underline-width="auto" style:text-underline-color="font-color" fo:font-weight="bold" officeooo:rsid="0043fbbd" officeooo:paragraph-rsid="0043fbbd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style:text-underline-style="solid" style:text-underline-width="auto" style:text-underline-color="font-color" fo:font-weight="bold" officeooo:rsid="0045a692" officeooo:paragraph-rsid="0045a692" style:font-size-asian="10.5pt" style:font-weight-asian="bold" style:font-size-complex="12pt" style:font-weight-complex="bold"/>
    </style:style>
    <style:style style:name="P27" style:family="paragraph" style:parent-style-name="Standard">
      <style:text-properties fo:font-size="12pt" style:text-underline-style="solid" style:text-underline-width="auto" style:text-underline-color="font-color" fo:font-weight="bold" officeooo:rsid="00472eab" officeooo:paragraph-rsid="00472eab" style:font-size-asian="10.5pt" style:font-weight-asian="bold" style:font-size-complex="12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3fde6d" officeooo:paragraph-rsid="003fde6d" style:font-size-asian="12.25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472eab" officeooo:paragraph-rsid="00472eab" style:font-size-asian="12.25pt" style:font-weight-asian="bold" style:font-size-complex="14pt" style:font-weight-complex="bold"/>
    </style:style>
    <style:style style:name="P30" style:family="paragraph" style:parent-style-name="Standard">
      <style:text-properties fo:font-size="14pt" style:text-underline-style="solid" style:text-underline-width="auto" style:text-underline-color="font-color" fo:font-weight="bold" officeooo:rsid="004c07a1" officeooo:paragraph-rsid="004c07a1" style:font-size-asian="12.25pt" style:font-weight-asian="bold" style:font-size-complex="14pt" style:font-weight-complex="bold"/>
    </style:style>
    <style:style style:name="P31" style:family="paragraph" style:parent-style-name="Standard">
      <style:text-properties fo:font-size="18pt" style:text-underline-style="solid" style:text-underline-width="auto" style:text-underline-color="font-color" fo:font-weight="bold" officeooo:rsid="00380efd" officeooo:paragraph-rsid="00380efd" style:font-size-asian="18pt" style:font-weight-asian="bold" style:font-size-complex="18pt" style:font-weight-complex="bold"/>
    </style:style>
    <style:style style:name="P32" style:family="paragraph" style:parent-style-name="Standard">
      <style:text-properties fo:font-size="18pt" style:text-underline-style="solid" style:text-underline-width="auto" style:text-underline-color="font-color" fo:font-weight="bold" officeooo:rsid="0020b30f" officeooo:paragraph-rsid="0020b30f" style:font-size-asian="18pt" style:font-weight-asian="bold" style:font-size-complex="18pt" style:font-weight-complex="bold"/>
    </style:style>
    <style:style style:name="P33" style:family="paragraph" style:parent-style-name="Standard">
      <style:text-properties fo:font-size="18pt" style:text-underline-style="solid" style:text-underline-width="auto" style:text-underline-color="font-color" fo:font-weight="bold" officeooo:rsid="004a9862" officeooo:paragraph-rsid="004a9862" style:font-size-asian="18pt" style:font-weight-asian="bold" style:font-size-complex="18pt" style:font-weight-complex="bold"/>
    </style:style>
    <style:style style:name="P34" style:family="paragraph" style:parent-style-name="Standard">
      <style:text-properties fo:font-size="18pt" style:text-underline-style="solid" style:text-underline-width="auto" style:text-underline-color="font-color" fo:font-weight="bold" officeooo:rsid="004cb249" officeooo:paragraph-rsid="004cb249" style:font-size-asian="18pt" style:font-weight-asian="bold" style:font-size-complex="18pt" style:font-weight-complex="bold"/>
    </style:style>
    <style:style style:name="P35" style:family="paragraph" style:parent-style-name="Standard">
      <style:text-properties fo:font-size="18pt" style:text-underline-style="solid" style:text-underline-width="auto" style:text-underline-color="font-color" fo:font-weight="bold" officeooo:rsid="004dbc24" officeooo:paragraph-rsid="004dbc24" style:font-size-asian="18pt" style:font-weight-asian="bold" style:font-size-complex="1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2d4ad4" officeooo:paragraph-rsid="002d4ad4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01ca6" officeooo:paragraph-rsid="00301ca6" style:font-size-asian="10.5pt" style:font-weight-asian="normal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2pt" style:text-underline-style="none" fo:font-weight="normal" officeooo:rsid="0032b681" officeooo:paragraph-rsid="0032b681" style:font-size-asian="10.5pt" style:font-weight-asian="normal" style:font-size-complex="12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3fde6d" style:font-weight-asian="normal" style:font-weight-complex="normal"/>
    </style:style>
    <style:style style:name="T3" style:family="text">
      <style:text-properties style:text-underline-style="none" fo:font-weight="normal" officeooo:rsid="0041430c" style:font-weight-asian="normal" style:font-weight-complex="normal"/>
    </style:style>
    <style:style style:name="T4" style:family="text">
      <style:text-properties style:text-underline-style="none" fo:font-weight="normal" officeooo:rsid="0043a4b6" style:font-weight-asian="normal" style:font-weight-complex="normal"/>
    </style:style>
    <style:style style:name="T5" style:family="text">
      <style:text-properties style:text-underline-style="none" fo:font-weight="normal" officeooo:rsid="0043fbbd" style:font-weight-asian="normal" style:font-weight-complex="normal"/>
    </style:style>
    <style:style style:name="T6" style:family="text">
      <style:text-properties style:text-underline-style="none" fo:font-weight="normal" officeooo:rsid="00472eab" style:font-weight-asian="normal" style:font-weight-complex="normal"/>
    </style:style>
    <style:style style:name="T7" style:family="text">
      <style:text-properties style:text-underline-style="none" fo:font-weight="normal" officeooo:rsid="0048deaa" style:font-weight-asian="normal" style:font-weight-complex="normal"/>
    </style:style>
    <style:style style:name="T8" style:family="text">
      <style:text-properties officeooo:rsid="0021b32d"/>
    </style:style>
    <style:style style:name="T9" style:family="text">
      <style:text-properties officeooo:rsid="0023eb2e"/>
    </style:style>
    <style:style style:name="T10" style:family="text">
      <style:text-properties officeooo:rsid="00294595"/>
    </style:style>
    <style:style style:name="T11" style:family="text">
      <style:text-properties officeooo:rsid="002cd8eb"/>
    </style:style>
    <style:style style:name="T12" style:family="text">
      <style:text-properties officeooo:rsid="00301ca6"/>
    </style:style>
    <style:style style:name="T13" style:family="text">
      <style:text-properties officeooo:rsid="0031b883"/>
    </style:style>
    <style:style style:name="T14" style:family="text">
      <style:text-properties officeooo:rsid="00323053"/>
    </style:style>
    <style:style style:name="T15" style:family="text">
      <style:text-properties officeooo:rsid="0032b681"/>
    </style:style>
    <style:style style:name="T16" style:family="text">
      <style:text-properties officeooo:rsid="00354334"/>
    </style:style>
    <style:style style:name="T17" style:family="text">
      <style:text-properties officeooo:rsid="00360766"/>
    </style:style>
    <style:style style:name="T18" style:family="text">
      <style:text-properties officeooo:rsid="004c837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Process</text:p>
      <text:p text:style-name="P32"/>
      <text:p text:style-name="P34">Data Structure</text:p>
      <text:p text:style-name="P1"/>
      <text:p text:style-name="P33">Scrambling</text:p>
      <text:p text:style-name="P33"/>
      <text:p text:style-name="P35">Scrambled Data File</text:p>
      <text:p text:style-name="P1"/>
      <text:p text:style-name="P31">Key File</text:p>
      <text:p text:style-name="P18"><text:span text:style-name="T1"/></text:p>
      <text:p text:style-name="P28">Overall</text:p>
      <text:p text:style-name="P19"><text:span text:style-name="T1">The key file is the file generated by the process that contains the steps used to scramble the data, </text:span><text:span text:style-name="T3">and meta-data about the </text:span><text:span text:style-name="T4">scrambled</text:span><text:span text:style-name="T3"> data</text:span><text:span text:style-name="T1">. The steps are performed in reverse on the data to unscramble it.</text:span></text:p>
      <text:p text:style-name="P26"><text:span text:style-name="T1"/></text:p>
      <text:p text:style-name="P20"><text:span text:style-name="T1">The key file also contains information about the </text:span><text:span text:style-name="T2">dimensions</text:span><text:span text:style-name="T1"> of the data, such as length and width of the matrix used.</text:span></text:p>
      <text:p text:style-name="P19"><text:span text:style-name="T5"/></text:p>
      <text:p text:style-name="P25"><text:span text:style-name="T5">I</text:span><text:span text:style-name="T1">t should be noted that while whitespace is allowed, it is disregarded when pars</text:span><text:span text:style-name="T7">ed</text:span><text:span text:style-name="T1">.</text:span></text:p>
      <text:p text:style-name="P20"><text:span text:style-name="T1"/></text:p>
      <text:p text:style-name="P29">Structure</text:p>
      <text:p text:style-name="P27"><text:span text:style-name="T1"/></text:p>
      <text:p text:style-name="P21"><text:span text:style-name="T1">The key file is structured as having two sections:</text:span></text:p>
      <text:list xml:id="list5070182914478606208" text:style-name="L2">
        <text:list-item>
          <text:p text:style-name="P22"><text:span text:style-name="T1">Meta</text:span></text:p>
        </text:list-item>
        <text:list-item>
          <text:p text:style-name="P22"><text:span text:style-name="T1">Scramble</text:span></text:p>
        </text:list-item>
      </text:list>
      <text:p text:style-name="P21"><text:span text:style-name="T1"/></text:p>
      <text:p text:style-name="P23"><text:span text:style-name="T1">Sections are denoted by labels in the file, </text:span><text:span text:style-name="T6">and enclosed by square brackets.</text:span><text:span text:style-name="T1"> Example:</text:span></text:p>
      <text:p text:style-name="P23"><text:span text:style-name="T1"/></text:p>
      <text:p text:style-name="P23"><text:span text:style-name="T1"><text:tab/>&lt;section name&gt;[&lt;entries for section&gt;]</text:span></text:p>
      <text:p text:style-name="P23"><text:span text:style-name="T1"/></text:p>
      <text:p text:style-name="P24"><text:span text:style-name="T1">An example of a key file might be:</text:span></text:p>
      <text:p text:style-name="P24"><text:span text:style-name="T1"/></text:p>
      <text:p text:style-name="P24"><text:span text:style-name="T1">(begin example file)</text:span></text:p>
      <text:p text:style-name="P24"><text:span text:style-name="T1">meta[</text:span></text:p>
      <text:p text:style-name="P24"><text:soft-page-break/><text:span text:style-name="T1"><text:tab/>&lt;metadata for file&gt;</text:span></text:p>
      <text:p text:style-name="P24"><text:span text:style-name="T1">]</text:span></text:p>
      <text:p text:style-name="P24"><text:span text:style-name="T1">scramble [</text:span></text:p>
      <text:p text:style-name="P24"><text:span text:style-name="T1"><text:tab/>&lt;steps used for scramble&gt;</text:span></text:p>
      <text:p text:style-name="P24"><text:span text:style-name="T1">]</text:span></text:p>
      <text:p text:style-name="P24"><text:span text:style-name="T1">(end example file)</text:span></text:p>
      <text:p text:style-name="P23"><text:span text:style-name="T1"/></text:p>
      <text:p text:style-name="P1"/>
      <text:p text:style-name="P32">Moves List</text:p>
      <text:p text:style-name="P1"/>
      <text:p text:style-name="P16">The moves taken by the scrambler are recorded <text:span text:style-name="T11">as the key.</text:span></text:p>
      <text:p text:style-name="P17">The recorded moves are case insensitive.</text:p>
      <text:p text:style-name="P1">Moves are <text:span text:style-name="T8">listed in prefix notation, separated by semicolons (;).</text:span></text:p>
      <text:p text:style-name="P15"/>
      <text:p text:style-name="P15">General syntax as follows:</text:p>
      <text:p text:style-name="P15"/>
      <text:p text:style-name="P15"><text:tab/>&lt;operation&gt;:&lt;<text:span text:style-name="T17">nu</text:span>mber of operands, comma separated&gt;;</text:p>
      <text:p text:style-name="P15"/>
      <text:p text:style-name="P30">Move Lis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#</text:p>
          </table:table-cell>
          <table:table-cell table:style-name="Table1.A1" office:value-type="string">
            <text:p text:style-name="P2">Move</text:p>
          </table:table-cell>
          <table:table-cell table:style-name="Table1.A1" office:value-type="string">
            <text:p text:style-name="P2">Syntax</text:p>
          </table:table-cell>
          <table:table-cell table:style-name="Table1.D1" office:value-type="string">
            <text:p text:style-name="P2">Description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4">Repeat Move(s)</text:p>
          </table:table-cell>
          <table:table-cell table:style-name="Table1.A2" office:value-type="string">
            <text:p text:style-name="P4">{ <text:span text:style-name="T9">&lt;any number of commands&gt;</text:span> } <text:span text:style-name="T9">&lt;number of times to repeat&gt;;</text:span> </text:p>
          </table:table-cell>
          <table:table-cell table:style-name="Table1.D2" office:value-type="string">
            <text:p text:style-name="P5">Repeats any commands between the parenthesis, the number of times listed after the parenthesis before the semicolon.</text:p>
          </table:table-cell>
        </table:table-row>
        <table:table-row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>Swap individual blocks</text:p>
          </table:table-cell>
          <table:table-cell table:style-name="Table1.A2" office:value-type="string">
            <text:p text:style-name="P6">Sw:&lt;row1#&gt;x&lt;col1#&gt;,<text:line-break/>&lt;row2#&gt;x&lt;col2#&gt;;</text:p>
          </table:table-cell>
          <table:table-cell table:style-name="Table1.D2" office:value-type="string">
            <text:p text:style-name="P5">Swaps two blocks in the matrix.</text:p>
          </table:table-cell>
        </table:table-row>
        <table:table-row>
          <table:table-cell table:style-name="Table1.A2" office:value-type="string">
            <text:p text:style-name="P7">3</text:p>
          </table:table-cell>
          <table:table-cell table:style-name="Table1.A2" office:value-type="string">
            <text:p text:style-name="P7">Swap Rows</text:p>
          </table:table-cell>
          <table:table-cell table:style-name="Table1.A2" office:value-type="string">
            <text:p text:style-name="P7">SwR:&lt;row1#&gt;,&lt;row2#&gt;;</text:p>
          </table:table-cell>
          <table:table-cell table:style-name="Table1.D2" office:value-type="string">
            <text:p text:style-name="P8">Swaps two rows in the matrix</text:p>
          </table:table-cell>
        </table:table-row>
        <table:table-row>
          <table:table-cell table:style-name="Table1.A2" office:value-type="string">
            <text:p text:style-name="P9">4</text:p>
          </table:table-cell>
          <table:table-cell table:style-name="Table1.A2" office:value-type="string">
            <text:p text:style-name="P7">Swap Columns</text:p>
          </table:table-cell>
          <table:table-cell table:style-name="Table1.A2" office:value-type="string">
            <text:p text:style-name="P7">SwC:&lt;col1#&gt;,&lt;col2#&gt;;</text:p>
          </table:table-cell>
          <table:table-cell table:style-name="Table1.D2" office:value-type="string">
            <text:p text:style-name="P8">Swaps two columns in the matrix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9">Slide Row</text:p>
          </table:table-cell>
          <table:table-cell table:style-name="Table1.A2" office:value-type="string">
            <text:p text:style-name="P9">SlR:&lt;row#&gt;,&lt;# of units to slide down&gt;;</text:p>
          </table:table-cell>
          <table:table-cell table:style-name="Table1.D2" office:value-type="string">
            <text:p text:style-name="P10">Slides a row a certain number units. <text:span text:style-name="T10">The blocks that slide off the end of the matrix get put at the beginning.</text:span>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2">Slide Column</text:p>
          </table:table-cell>
          <table:table-cell table:style-name="Table1.A2" office:value-type="string">
            <text:p text:style-name="P12">SlC:&lt;col#&gt;,&lt;# of units to slide&gt;;</text:p>
          </table:table-cell>
          <table:table-cell table:style-name="Table1.D2" office:value-type="string">
            <text:p text:style-name="P11">Slides a <text:span text:style-name="T10">column</text:span> a certain number units. <text:span text:style-name="T10">The blocks that slide off the end of the matrix get put at the beginning.</text:span></text:p>
          </table:table-cell>
        </table:table-row>
        <table:table-row>
          <table:table-cell table:style-name="Table1.A2" office:value-type="string">
            <text:p text:style-name="P38">7</text:p>
          </table:table-cell>
          <table:table-cell table:style-name="Table1.A2" office:value-type="string">
            <text:p text:style-name="P36">Rotate Box <text:span text:style-name="T12">Clockwise</text:span></text:p>
          </table:table-cell>
          <table:table-cell table:style-name="Table1.A2" office:value-type="string">
            <text:p text:style-name="P36">R<text:span text:style-name="T12">cl</text:span>: <text:span text:style-name="T12">&lt;# 90 deg rot&gt;,&lt;right top corner x&gt;, &lt;right top corner y&gt;, </text:span><text:soft-page-break/><text:span text:style-name="T12">&lt;left bot corner x&gt;, &lt;left bot corner y&gt;</text:span></text:p>
          </table:table-cell>
          <table:table-cell table:style-name="Table1.D2" office:value-type="string">
            <text:p text:style-name="P37">Rotates a box of blocks some multiple of 90 degrees <text:span text:style-name="T13">clockwise</text:span>. Accepts rectangles. <text:span text:style-name="T14">Box denoted by top right and bottom left </text:span><text:soft-page-break/><text:span text:style-name="T14">corners.</text:span></text:p>
          </table:table-cell>
        </table:table-row>
        <table:table-row>
          <table:table-cell table:style-name="Table1.A2" office:value-type="string">
            <text:p text:style-name="P38">8</text:p>
          </table:table-cell>
          <table:table-cell table:style-name="Table1.A2" office:value-type="string">
            <text:p text:style-name="P36">Rotate Box <text:span text:style-name="T15">Counter</text:span> <text:span text:style-name="T12">Clockwise</text:span></text:p>
          </table:table-cell>
          <table:table-cell table:style-name="Table1.A2" office:value-type="string">
            <text:p text:style-name="P36">R<text:span text:style-name="T12">cc</text:span>: <text:span text:style-name="T12">&lt;# 90 deg rot&gt;,&lt;right top corner x&gt;, &lt;right top corner y&gt;, &lt;left bot corner x&gt;, &lt;left bot corner y&gt;</text:span></text:p>
          </table:table-cell>
          <table:table-cell table:style-name="Table1.D2" office:value-type="string">
            <text:p text:style-name="P37">Rotates a box of blocks some multiple of 90 degrees <text:span text:style-name="T16">counter</text:span> <text:span text:style-name="T13">clockwise</text:span>. Accepts rectangles. <text:span text:style-name="T14">Box denoted by top right and bottom left corners.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1:36:33.861251783</meta:creation-date>
    <meta:generator>LibreOffice/5.1.6.2$Linux_X86_64 LibreOffice_project/10m0$Build-2</meta:generator>
    <dc:date>2017-03-21T22:36:47.510284374</dc:date>
    <meta:editing-duration>PT1H19M51S</meta:editing-duration>
    <meta:editing-cycles>39</meta:editing-cycles>
    <meta:document-statistic meta:table-count="1" meta:image-count="0" meta:object-count="0" meta:page-count="3" meta:paragraph-count="67" meta:word-count="402" meta:character-count="2331" meta:non-whitespace-character-count="1993"/>
  </office:meta>
</office:document-meta>
</file>